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34ec" officeooo:paragraph-rsid="001834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vanced Security project:</text:p>
      <text:p text:style-name="P1">→ VANET implementation</text:p>
      <text:p text:style-name="P1"/>
      <text:p text:style-name="P1"/>
      <text:p text:style-name="P1">Bullet point list:</text:p>
      <text:p text:style-name="P1"/>
      <text:p text:style-name="P1">(1) Put in place a Key Exchange Protocol – with bilateral authentication</text:p>
      <text:p text:style-name="P1"/>
      <text:p text:style-name="P1">(2) Generate n keys from the exchanged key in step (1)</text:p>
      <text:p text:style-name="P1"/>
      <text:p text:style-name="P1">(3) Use keys generated in (2) to send informational messages that are encrypted using symmetric key encryption protocols</text:p>
      <text:p text:style-name="P1"/>
      <text:p text:style-name="P1">(4) Send message received notifications</text:p>
      <text:p text:style-name="P1"/>
      <text:p text:style-name="P1">(5) Put in place a protocol to resend messages that were not received, as well as stopping messaging an entity that hasn’t responded to the last sent messages</text:p>
      <text:p text:style-name="P1"/>
      <text:p text:style-name="P1"/>
      <text:p text:style-name="P1"/>
      <text:p text:style-name="P1">Some specifications:</text:p>
      <text:p text:style-name="P1"/>
      <text:p text:style-name="P1">- One entity will exchange key with a second entity based on the physical distance they have between them</text:p>
      <text:p text:style-name="P1">- This physical distance will be represented by a 2x2 grid, where an entity can move around and make random movements</text:p>
      <text:p text:style-name="P1">- There won’t be a third party that insures the authenticity of each entity at step (1)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5T15:19:27.047921824</meta:creation-date>
    <dc:date>2022-03-15T15:32:21.293517160</dc:date>
    <meta:editing-duration>PT1M4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141" meta:character-count="838" meta:non-whitespace-character-count="708"/>
  </office:meta>
</office:document-meta>
</file>